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31.478260869554703pt"/>
    </style:style>
  </office:automatic-styles>
  <office:body>
    <office:spreadsheet>
      <table:table table:name="Hoja1" table:style-name="ta1">
        <table:table-column table:style-name="co1"/>
        <table:table-column table:number-columns-repeated="5"/>
        <table:table-row>
          <table:table-cell/>
        </table:table-row>
        <table:table-row>
          <table:table-cell office:value-type="string" office:string-value="tipo de preguntas">
            <text:p>tipo de preguntas</text:p>
          </table:table-cell>
        </table:table-row>
        <table:table-row>
          <table:table-cell/>
          <table:table-cell office:value-type="string" office:string-value="Surveyor">
            <text:p>Surveyor</text:p>
          </table:table-cell>
          <table:table-cell office:value-type="string" office:string-value="LimeSurvey">
            <text:p>LimeSurvey</text:p>
          </table:table-cell>
          <table:table-cell office:value-type="string" office:string-value="Survey Proyect">
            <text:p>Survey Proyect</text:p>
          </table:table-cell>
          <table:table-cell office:value-type="string" office:string-value="Google Forms">
            <text:p>Google Forms</text:p>
          </table:table-cell>
          <table:table-cell office:value-type="string" office:string-value="Swarm Survey">
            <text:p>Swarm Survey</text:p>
          </table:table-cell>
        </table:table-row>
        <table:table-row>
          <table:table-cell office:value-type="string" office:string-value="numérica">
            <text:p>numérica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decimal">
            <text:p>decimal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texto">
            <text:p>texto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expresión regular">
            <text:p>expresión regular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likert">
            <text:p>likert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radio boton">
            <text:p>radio boton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choice">
            <text:p>choice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  <table:table-cell/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Preguntas Obligatorias">
            <text:p>Preguntas Obligatorias</text:p>
          </table:table-cell>
          <table:table-cell office:value-type="string" office:string-value="No*">
            <text:p>No*</text:p>
          </table:table-cell>
          <table:table-cell office:value-type="string" office:string-value="si">
            <text:p>si</text:p>
          </table:table-cell>
          <table:table-cell/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Preguntas Dependientes">
            <text:p>Preguntas Dependientes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/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Preguntas de validación">
            <text:p>Preguntas de validación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</table:table-row>
        <table:table-row table:number-rows-repeated="2">
          <table:table-cell/>
        </table:table-row>
        <table:table-row>
          <table:table-cell office:value-type="string" office:string-value="Logica del programa:">
            <text:p>Logica del programa:</text:p>
          </table:table-cell>
        </table:table-row>
        <table:table-row>
          <table:table-cell office:value-type="string" office:string-value="Secciones aleatorias">
            <text:p>Secciones aleatorias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Secciones excluyentes">
            <text:p>Secciones excluyentes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Saltar a pagina">
            <text:p>Saltar a pagina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No*">
            <text:p>No*</text:p>
          </table:table-cell>
        </table:table-row>
        <table:table-row>
          <table:table-cell office:value-type="string" office:string-value="Calculo de tiempos">
            <text:p>Calculo de tiempos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/>
        </table:table-row>
        <table:table-row>
          <table:table-cell office:value-type="string" office:string-value="Interfaz grafica">
            <text:p>Interfaz grafica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DSL">
            <text:p>DSL</text:p>
          </table:table-cell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string" office:string-value="Exportar/importar a fichero">
            <text:p>Exportar/importar a fichero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Multilenguaje">
            <text:p>Multilenguaje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No*">
            <text:p>No*</text:p>
          </table:table-cell>
        </table:table-row>
        <table:table-row>
          <table:table-cell office:value-type="string" office:string-value="Editor de Texto &quot;amigable&quot;">
            <text:p>Editor de Texto "amigable"</text:p>
          </table:table-cell>
          <table:table-cell office:value-type="string" office:string-value="No, uso inconsistente de html">
            <text:p>No, uso inconsistente de html</text:p>
          </table:table-cell>
          <table:table-cell table:number-columns-repeated="2"/>
          <table:table-cell office:value-type="string" office:string-value="No">
            <text:p>No</text:p>
          </table:table-cell>
          <table:table-cell office:value-type="string" office:string-value="Si, uso de Markdown">
            <text:p>Si, uso de Markdown</text:p>
          </table:table-cell>
        </table:table-row>
        <table:table-row>
          <table:table-cell office:value-type="string" office:string-value="Plantillas">
            <text:p>Plantillas</text:p>
          </table:table-cell>
          <table:table-cell office:value-type="string" office:string-value="Si*">
            <text:p>Si*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/>
        </table:table-row>
        <table:table-row>
          <table:table-cell office:value-type="string" office:string-value="Tiempo limite">
            <text:p>Tiempo limite</text:p>
          </table:table-cell>
          <table:table-cell office:value-type="string" office:string-value="No">
            <text:p>No</text:p>
          </table:table-cell>
          <table:table-cell/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Fecha limite">
            <text:p>Fecha limite</text:p>
          </table:table-cell>
          <table:table-cell office:value-type="string" office:string-value="No">
            <text:p>No</text:p>
          </table:table-cell>
          <table:table-cell/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Numero Maximo">
            <text:p>Numero Maximo</text:p>
          </table:table-cell>
          <table:table-cell office:value-type="string" office:string-value="No">
            <text:p>No</text:p>
          </table:table-cell>
          <table:table-cell/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 table:number-rows-repeated="3">
          <table:table-cell/>
        </table:table-row>
        <table:table-row>
          <table:table-cell office:value-type="string" office:string-value="Multiplataforma">
            <text:p>Multiplataforma</text:p>
          </table:table-cell>
          <table:table-cell office:value-type="string" office:string-value="Si">
            <text:p>Si</text:p>
          </table:table-cell>
          <table:table-cell office:value-type="string" office:string-value="Si">
            <text:p>Si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Si">
            <text:p>Si</text:p>
          </table:table-cell>
        </table:table-row>
        <table:table-row>
          <table:table-cell office:value-type="string" office:string-value="Nube">
            <text:p>Nube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*">
            <text:p>No*</text:p>
          </table:table-cell>
        </table:table-row>
        <table:table-row>
          <table:table-cell office:value-type="string" office:string-value="Licencia">
            <text:p>Licencia</text:p>
          </table:table-cell>
        </table:table-row>
      </table:table>
      <table:table table:name="Hoja2" table:style-name="ta1">
        <table:table-column/>
        <table:table-row>
          <table:table-cell/>
        </table:table-row>
      </table:table>
      <table:table table:name="Hoja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/>
  </office:styles>
  <office:automatic-styles>
    <style:page-layout style:name="pm1">
      <style:page-layout-properties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5.4</meta:generator>
    <dc:title/>
    <meta:initial-creator>Desconocido</meta:initial-creator>
    <meta:editing-cycles>2</meta:editing-cycles>
    <dc:date>2014-05-22T13:13:46</dc:date>
    <meta:creation-date>2014-05-22T12:11:25</meta:creation-date>
    <dc:creator>Julio Arenere</dc:creator>
  </office:meta>
</office:document-meta>
</file>